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66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32cm" svg:height="0.802cm" svg:x="5.318cm" svg:y="4.643cm">
          <text:p text:style-name="P1">Abstract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9cm" svg:height="0.802cm" svg:x="2.729cm" svg:y="6.876cm">
          <text:p text:style-name="P1">May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8cm" svg:height="0.802cm" svg:x="6.374cm" svg:y="6.876cm">
          <text:p text:style-name="P1">Houdi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9cm" svg:height="0.802cm" svg:x="10.018cm" svg:y="6.876cm">
          <text:p text:style-name="P1">C4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0.802cm" svg:x="6.155cm" svg:y="2.651cm">
          <text:p text:style-name="P1">Ident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699cm" svg:height="0.802cm" svg:x="16.113cm" svg:y="6.842cm">
          <text:p text:style-name="P1">mongodb ap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9cm" svg:height="0.802cm" svg:x="6.01cm" svg:y="15.311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573cm" svg:y1="7.35cm" svg:x2="16.113cm" svg:y2="7.35cm">
          <text:p/>
        </draw:line>
        <draw:line draw:style-name="gr2" draw:text-style-name="P1" draw:layer="layout" svg:x1="7.985cm" svg:y1="11.795cm" svg:x2="7.985cm" svg:y2="7.731cm">
          <text:p/>
        </draw:line>
        <draw:custom-shape draw:style-name="gr1" draw:text-style-name="P1" draw:layer="layout" svg:width="4.699cm" svg:height="0.802cm" svg:x="23.352cm" svg:y="6.842cm">
          <text:p text:style-name="P1">mongodb-atl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812cm" svg:y1="7.35cm" svg:x2="23.352cm" svg:y2="7.35cm">
          <text:p/>
        </draw:line>
        <draw:custom-shape draw:style-name="gr1" draw:text-style-name="P2" draw:layer="layout" svg:width="3.499cm" svg:height="0.802cm" svg:x="17.055cm" svg:y="9.078cm">
          <text:p text:style-name="P1"><text:span text:style-name="T1">CU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9cm" svg:height="0.802cm" svg:x="-1.413cm" svg:y="11.882cm">
          <text:p text:style-name="P1">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9cm" svg:height="0.802cm" svg:x="6.01cm" svg:y="11.855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09cm" svg:y1="12.303cm" svg:x2="18.907cm" svg:y2="12.303cm">
          <text:p/>
        </draw:line>
        <draw:line draw:style-name="gr2" draw:text-style-name="P1" draw:layer="layout" svg:x1="18.907cm" svg:y1="10.017cm" svg:x2="18.907cm" svg:y2="12.303cm">
          <text:p/>
        </draw:line>
        <draw:line draw:style-name="gr2" draw:text-style-name="P1" draw:layer="layout" svg:x1="2.116cm" svg:y1="12.303cm" svg:x2="5.926cm" svg:y2="12.303cm">
          <text:p/>
        </draw:line>
        <draw:line draw:style-name="gr2" draw:text-style-name="P1" draw:layer="layout" svg:x1="7.985cm" svg:y1="15.224cm" svg:x2="7.985cm" svg:y2="12.684cm">
          <text:p/>
        </draw:line>
        <draw:rect draw:style-name="gr3" draw:text-style-name="P3" draw:layer="layout" svg:width="4.572cm" svg:height="4.064cm" svg:x="12.811cm" svg:y="1.508cm">
          <text:p text:style-name="P1"><text:span text:style-name="T2">asset_type</text:span></text:p>
          <text:p text:style-name="P1"><text:span text:style-name="T2">asset_name</text:span></text:p>
          <text:p text:style-name="P1"><text:span text:style-name="T2">index_id</text:span></text:p>
          <text:p text:style-name="P1"><text:span text:style-name="T2">Thumbnail</text:span></text:p>
        </draw:rect>
        <draw:line draw:style-name="gr2" draw:text-style-name="P1" draw:layer="layout" svg:x1="15.224cm" svg:y1="7.35cm" svg:x2="15.224cm" svg:y2="5.572cm">
          <text:p/>
        </draw:line>
        <draw:custom-shape draw:style-name="gr1" draw:text-style-name="P1" draw:layer="layout" svg:width="3.499cm" svg:height="0.802cm" svg:x="12.557cm" svg:y="11.882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layer="layout" svg:width="4.572cm" svg:height="4.064cm" svg:x="12.303cm" svg:y="13.319cm">
          <text:p text:style-name="P1"><text:span text:style-name="T2">File_location</text:span></text:p>
          <text:p text:style-name="P1"><text:span text:style-name="T2">Import</text:span></text:p>
          <text:p text:style-name="P1"><text:span text:style-name="T2">Reference</text:span></text:p>
          <text:p text:style-name="P1"><text:span text:style-name="T2">Shaders</text:span></text:p>
          <text:p text:style-name="P1"><text:span text:style-name="T2">Asset inform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21T10:15:37.68</meta:creation-date>
    <dc:date>2019-11-21T19:27:21.86</dc:date>
    <meta:editing-duration>PT1H16M24S</meta:editing-duration>
    <meta:editing-cycles>2</meta:editing-cycles>
    <meta:generator>OpenOffice/4.1.7$Win32 OpenOffice.org_project/417m1$Build-9800</meta:generator>
    <meta:document-statistic meta:object-count="22"/>
  </office:meta>
</office:document-meta>
</file>